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Roboto" svg:font-family="Roboto,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list-style-name="Numbering_20_123">
      <style:text-properties officeooo:paragraph-rsid="000c42b4"/>
    </style:style>
    <style:style style:name="T1" style:family="text">
      <style:text-properties fo:font-variant="normal" fo:text-transform="none" fo:color="#333333" loext:opacity="100%" style:font-name="Roboto" fo:font-size="12pt" fo:letter-spacing="normal" fo:font-style="normal" fo:font-weight="normal"/>
    </style:style>
    <style:style style:name="T2" style:family="text">
      <style:text-properties fo:font-variant="normal" fo:text-transform="none" fo:color="#333333" loext:opacity="100%" style:font-name="Roboto" fo:font-size="12pt" fo:letter-spacing="normal" fo:font-style="normal" fo:font-weight="normal" officeooo:rsid="000c42b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32436787" text:style-name="Numbering_20_123">
        <text:list-item>
          <text:p text:style-name="P1"><text:span text:style-name="T1"><text:s/>programa que obtenga la cantidad de kilómetros recorridos por una motocicleta y la cantidad de litros de combustible que consumió durante ese recorrido. Mostrar el consumo de combustible por kilómetro.</text:span> </text:p>
        </text:list-item>
        <text:list-item>
          <text:p text:style-name="P1"><text:span text:style-name="T1"><text:s/>programa que obtenga dos números y los almacene en dos variables. En otra variable, almacená el resultado de la suma de esos dos números y luego mostrá ese resultado en pantalla.</text:span><text:line-break/><text:span text:style-name="T1">A continuación, el programa obtiene un tercer número, el cual se debe almacenar en una nueva variable. Por último, mostrá en pantalla el resultado de la multiplicación de este nuevo número por el resultado de la suma anterior.</text:span> </text:p>
        </text:list-item>
        <text:list-item>
          <text:p text:style-name="P1"><text:span text:style-name="T1"><text:s/>programa que obtenga <text:s/>un número con decimales y almac</text:span><text:span text:style-name="T2">é</text:span><text:span text:style-name="T1">nalo en una variable. A continuación, el programa <text:s/>obtiene un número entero , guardarlo en otra variable. En una tercera variable se deberá guardar el resultado de la suma de los dos números ingresados por el usuario.</text:span> </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Roboto" svg:font-family="Roboto,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5T12:19:46.817000000</meta:creation-date>
    <dc:date>2021-10-05T12:20:48.096000000</dc:date>
    <meta:editing-duration>PT1M1S</meta:editing-duration>
    <meta:editing-cycles>1</meta:editing-cycles>
    <meta:document-statistic meta:table-count="0" meta:image-count="0" meta:object-count="0" meta:page-count="1" meta:paragraph-count="3" meta:word-count="147" meta:character-count="889" meta:non-whitespace-character-count="740"/>
    <meta:generator>LibreOffice/7.0.3.1$Windows_X86_64 LibreOffice_project/d7547858d014d4cf69878db179d326fc3483e082</meta:generator>
  </office:meta>
</office:document-meta>
</file>